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21000" calcext:value-type="float">
            <text:p>21000</text:p>
          </table:table-cell>
          <table:table-cell table:number-columns-repeated="4" office:value-type="float" office:value="22000" calcext:value-type="float">
            <text:p>22000</text:p>
          </table:table-cell>
          <table:table-cell table:number-columns-repeated="5" office:value-type="float" office:value="850" calcext:value-type="float">
            <text:p>850</text:p>
          </table:table-cell>
          <table:table-cell/>
          <table:table-cell table:formula="of:=[.B2]-[.G2]" office:value-type="float" office:value="20150" calcext:value-type="float">
            <text:p>20150</text:p>
          </table:table-cell>
          <table:table-cell table:formula="of:=[.C2]-[.H2]" office:value-type="float" office:value="21150" calcext:value-type="float">
            <text:p>21150</text:p>
          </table:table-cell>
          <table:table-cell table:formula="of:=[.D2]-[.I2]" office:value-type="float" office:value="21150" calcext:value-type="float">
            <text:p>21150</text:p>
          </table:table-cell>
          <table:table-cell table:formula="of:=[.E2]-[.J2]" office:value-type="float" office:value="21150" calcext:value-type="float">
            <text:p>21150</text:p>
          </table:table-cell>
          <table:table-cell table:formula="of:=[.F2]-[.K2]" office:value-type="float" office:value="21150" calcext:value-type="float">
            <text:p>21150</text:p>
          </table:table-cell>
          <table:table-cell/>
          <table:table-cell table:formula="of:=AVERAGE([.M2:.Q2])" office:value-type="float" office:value="20950" calcext:value-type="float">
            <text:p>20950</text:p>
          </table:table-cell>
          <table:table-cell table:formula="of:=COM.MICROSOFT.STDEV.S([.M2:.Q2])" office:value-type="float" office:value="447.213595499958" calcext:value-type="float">
            <text:p>447.2135954999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5000" calcext:value-type="float">
            <text:p>45000</text:p>
          </table:table-cell>
          <table:table-cell table:number-columns-repeated="2" office:value-type="float" office:value="46000" calcext:value-type="float">
            <text:p>46000</text:p>
          </table:table-cell>
          <table:table-cell table:number-columns-repeated="5" office:value-type="float" office:value="1800" calcext:value-type="float">
            <text:p>1800</text:p>
          </table:table-cell>
          <table:table-cell/>
          <table:table-cell table:formula="of:=[.B3]-[.G3]" office:value-type="float" office:value="43200" calcext:value-type="float">
            <text:p>43200</text:p>
          </table:table-cell>
          <table:table-cell table:formula="of:=[.C3]-[.H3]" office:value-type="float" office:value="44200" calcext:value-type="float">
            <text:p>44200</text:p>
          </table:table-cell>
          <table:table-cell table:formula="of:=[.D3]-[.I3]" office:value-type="float" office:value="43200" calcext:value-type="float">
            <text:p>43200</text:p>
          </table:table-cell>
          <table:table-cell table:formula="of:=[.E3]-[.J3]" office:value-type="float" office:value="44200" calcext:value-type="float">
            <text:p>44200</text:p>
          </table:table-cell>
          <table:table-cell table:formula="of:=[.F3]-[.K3]" office:value-type="float" office:value="44200" calcext:value-type="float">
            <text:p>44200</text:p>
          </table:table-cell>
          <table:table-cell/>
          <table:table-cell table:formula="of:=AVERAGE([.M3:.Q3])" office:value-type="float" office:value="43800" calcext:value-type="float">
            <text:p>43800</text:p>
          </table:table-cell>
          <table:table-cell table:formula="of:=COM.MICROSOFT.STDEV.S([.M3:.Q3])" office:value-type="float" office:value="547.722557505166" calcext:value-type="float">
            <text:p>547.722557505166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68000" calcext:value-type="float">
            <text:p>68000</text:p>
          </table:table-cell>
          <table:table-cell table:number-columns-repeated="2" office:value-type="float" office:value="69000" calcext:value-type="float">
            <text:p>6900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float" office:value="2800" calcext:value-type="float">
            <text:p>2800</text:p>
          </table:table-cell>
          <table:table-cell/>
          <table:table-cell table:formula="of:=[.B4]-[.G4]" office:value-type="float" office:value="65300" calcext:value-type="float">
            <text:p>65300</text:p>
          </table:table-cell>
          <table:table-cell table:formula="of:=[.C4]-[.H4]" office:value-type="float" office:value="66200" calcext:value-type="float">
            <text:p>66200</text:p>
          </table:table-cell>
          <table:table-cell table:formula="of:=[.D4]-[.I4]" office:value-type="float" office:value="65200" calcext:value-type="float">
            <text:p>65200</text:p>
          </table:table-cell>
          <table:table-cell table:formula="of:=[.E4]-[.J4]" office:value-type="float" office:value="66200" calcext:value-type="float">
            <text:p>66200</text:p>
          </table:table-cell>
          <table:table-cell table:formula="of:=[.F4]-[.K4]" office:value-type="float" office:value="66200" calcext:value-type="float">
            <text:p>66200</text:p>
          </table:table-cell>
          <table:table-cell/>
          <table:table-cell table:formula="of:=AVERAGE([.M4:.Q4])" office:value-type="float" office:value="65820" calcext:value-type="float">
            <text:p>65820</text:p>
          </table:table-cell>
          <table:table-cell table:formula="of:=COM.MICROSOFT.STDEV.S([.M4:.Q4])" office:value-type="float" office:value="521.536192416212" calcext:value-type="float">
            <text:p>521.5361924162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9500" calcext:value-type="float">
            <text:p>89500</text:p>
          </table:table-cell>
          <table:table-cell table:number-columns-repeated="2" office:value-type="float" office:value="90000" calcext:value-type="float">
            <text:p>90000</text:p>
          </table:table-cell>
          <table:table-cell table:number-columns-repeated="2" office:value-type="float" office:value="91000" calcext:value-type="float">
            <text:p>91000</text:p>
          </table:table-cell>
          <table:table-cell table:number-columns-repeated="2" office:value-type="float" office:value="3700" calcext:value-type="float">
            <text:p>3700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B5]-[.G5]" office:value-type="float" office:value="85800" calcext:value-type="float">
            <text:p>85800</text:p>
          </table:table-cell>
          <table:table-cell table:formula="of:=[.C5]-[.H5]" office:value-type="float" office:value="86300" calcext:value-type="float">
            <text:p>86300</text:p>
          </table:table-cell>
          <table:table-cell table:formula="of:=[.D5]-[.I5]" office:value-type="float" office:value="86200" calcext:value-type="float">
            <text:p>86200</text:p>
          </table:table-cell>
          <table:table-cell table:formula="of:=[.E5]-[.J5]" office:value-type="float" office:value="87200" calcext:value-type="float">
            <text:p>87200</text:p>
          </table:table-cell>
          <table:table-cell table:formula="of:=[.F5]-[.K5]" office:value-type="float" office:value="87300" calcext:value-type="float">
            <text:p>87300</text:p>
          </table:table-cell>
          <table:table-cell/>
          <table:table-cell table:formula="of:=AVERAGE([.M5:.Q5])" office:value-type="float" office:value="86560" calcext:value-type="float">
            <text:p>86560</text:p>
          </table:table-cell>
          <table:table-cell table:formula="of:=COM.MICROSOFT.STDEV.S([.M5:.Q5])" office:value-type="float" office:value="658.027355054484" calcext:value-type="float">
            <text:p>658.027355054484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10000" calcext:value-type="float">
            <text:p>110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13000" calcext:value-type="float">
            <text:p>113000</text:p>
          </table:table-cell>
          <table:table-cell table:number-columns-repeated="2" office:value-type="float" office:value="114000" calcext:value-type="float">
            <text:p>114000</text:p>
          </table:table-cell>
          <table:table-cell table:number-columns-repeated="3" office:value-type="float" office:value="4800" calcext:value-type="float">
            <text:p>4800</text:p>
          </table:table-cell>
          <table:table-cell table:number-columns-repeated="2" office:value-type="float" office:value="4900" calcext:value-type="float">
            <text:p>4900</text:p>
          </table:table-cell>
          <table:table-cell/>
          <table:table-cell table:formula="of:=[.B6]-[.G6]" office:value-type="float" office:value="105200" calcext:value-type="float">
            <text:p>105200</text:p>
          </table:table-cell>
          <table:table-cell table:formula="of:=[.C6]-[.H6]" office:value-type="float" office:value="109200" calcext:value-type="float">
            <text:p>109200</text:p>
          </table:table-cell>
          <table:table-cell table:formula="of:=[.D6]-[.I6]" office:value-type="float" office:value="108200" calcext:value-type="float">
            <text:p>108200</text:p>
          </table:table-cell>
          <table:table-cell table:formula="of:=[.E6]-[.J6]" office:value-type="float" office:value="109100" calcext:value-type="float">
            <text:p>109100</text:p>
          </table:table-cell>
          <table:table-cell table:formula="of:=[.F6]-[.K6]" office:value-type="float" office:value="109100" calcext:value-type="float">
            <text:p>109100</text:p>
          </table:table-cell>
          <table:table-cell/>
          <table:table-cell table:formula="of:=AVERAGE([.M6:.Q6])" office:value-type="float" office:value="108160" calcext:value-type="float">
            <text:p>108160</text:p>
          </table:table-cell>
          <table:table-cell table:formula="of:=COM.MICROSOFT.STDEV.S([.M6:.Q6])" office:value-type="float" office:value="1703.81923923872" calcext:value-type="float">
            <text:p>1703.8192392387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000" calcext:value-type="float">
            <text:p>134000</text:p>
          </table:table-cell>
          <table:table-cell office:value-type="float" office:value="137000" calcext:value-type="float">
            <text:p>137000</text:p>
          </table:table-cell>
          <table:table-cell office:value-type="float" office:value="135000" calcext:value-type="float">
            <text:p>135000</text:p>
          </table:table-cell>
          <table:table-cell table:number-columns-repeated="2" office:value-type="float" office:value="138000" calcext:value-type="float">
            <text:p>138000</text:p>
          </table:table-cell>
          <table:table-cell table:number-columns-repeated="3"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[.B7]-[.G7]" office:value-type="float" office:value="128200" calcext:value-type="float">
            <text:p>128200</text:p>
          </table:table-cell>
          <table:table-cell table:formula="of:=[.C7]-[.H7]" office:value-type="float" office:value="131200" calcext:value-type="float">
            <text:p>131200</text:p>
          </table:table-cell>
          <table:table-cell table:formula="of:=[.D7]-[.I7]" office:value-type="float" office:value="129200" calcext:value-type="float">
            <text:p>129200</text:p>
          </table:table-cell>
          <table:table-cell table:formula="of:=[.E7]-[.J7]" office:value-type="float" office:value="132100" calcext:value-type="float">
            <text:p>132100</text:p>
          </table:table-cell>
          <table:table-cell table:formula="of:=[.F7]-[.K7]" office:value-type="float" office:value="132000" calcext:value-type="float">
            <text:p>132000</text:p>
          </table:table-cell>
          <table:table-cell/>
          <table:table-cell table:formula="of:=AVERAGE([.M7:.Q7])" office:value-type="float" office:value="130540" calcext:value-type="float">
            <text:p>130540</text:p>
          </table:table-cell>
          <table:table-cell table:formula="of:=COM.MICROSOFT.STDEV.S([.M7:.Q7])" office:value-type="float" office:value="1751.57072366491" calcext:value-type="float">
            <text:p>1751.57072366491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152000" calcext:value-type="float">
            <text:p>152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54000" calcext:value-type="float">
            <text:p>154000</text:p>
          </table:table-cell>
          <table:table-cell table:number-columns-repeated="2" office:value-type="float" office:value="158000" calcext:value-type="float">
            <text:p>158000</text:p>
          </table:table-cell>
          <table:table-cell office:value-type="float" office:value="6800" calcext:value-type="float">
            <text:p>680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2" office:value-type="float" office:value="7000" calcext:value-type="float">
            <text:p>7000</text:p>
          </table:table-cell>
          <table:table-cell/>
          <table:table-cell table:formula="of:=[.B8]-[.G8]" office:value-type="float" office:value="145200" calcext:value-type="float">
            <text:p>145200</text:p>
          </table:table-cell>
          <table:table-cell table:formula="of:=[.C8]-[.H8]" office:value-type="float" office:value="150100" calcext:value-type="float">
            <text:p>150100</text:p>
          </table:table-cell>
          <table:table-cell table:formula="of:=[.D8]-[.I8]" office:value-type="float" office:value="147100" calcext:value-type="float">
            <text:p>147100</text:p>
          </table:table-cell>
          <table:table-cell table:formula="of:=[.E8]-[.J8]" office:value-type="float" office:value="151000" calcext:value-type="float">
            <text:p>151000</text:p>
          </table:table-cell>
          <table:table-cell table:formula="of:=[.F8]-[.K8]" office:value-type="float" office:value="151000" calcext:value-type="float">
            <text:p>151000</text:p>
          </table:table-cell>
          <table:table-cell/>
          <table:table-cell table:formula="of:=AVERAGE([.M8:.Q8])" office:value-type="float" office:value="148880" calcext:value-type="float">
            <text:p>148880</text:p>
          </table:table-cell>
          <table:table-cell table:formula="of:=COM.MICROSOFT.STDEV.S([.M8:.Q8])" office:value-type="float" office:value="2607.10567488163" calcext:value-type="float">
            <text:p>2607.105674881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6000" calcext:value-type="float">
            <text:p>176000</text:p>
          </table:table-cell>
          <table:table-cell table:number-columns-repeated="2" office:value-type="float" office:value="178000" calcext:value-type="float">
            <text:p>178000</text:p>
          </table:table-cell>
          <table:table-cell table:number-columns-repeated="2" office:value-type="float" office:value="179000" calcext:value-type="float">
            <text:p>179000</text:p>
          </table:table-cell>
          <table:table-cell office:value-type="float" office:value="7900" calcext:value-type="float">
            <text:p>7900</text:p>
          </table:table-cell>
          <table:table-cell table:number-columns-repeated="4" office:value-type="float" office:value="8000" calcext:value-type="float">
            <text:p>8000</text:p>
          </table:table-cell>
          <table:table-cell/>
          <table:table-cell table:formula="of:=[.B9]-[.G9]" office:value-type="float" office:value="168100" calcext:value-type="float">
            <text:p>168100</text:p>
          </table:table-cell>
          <table:table-cell table:formula="of:=[.C9]-[.H9]" office:value-type="float" office:value="170000" calcext:value-type="float">
            <text:p>170000</text:p>
          </table:table-cell>
          <table:table-cell table:formula="of:=[.D9]-[.I9]" office:value-type="float" office:value="170000" calcext:value-type="float">
            <text:p>170000</text:p>
          </table:table-cell>
          <table:table-cell table:formula="of:=[.E9]-[.J9]" office:value-type="float" office:value="171000" calcext:value-type="float">
            <text:p>171000</text:p>
          </table:table-cell>
          <table:table-cell table:formula="of:=[.F9]-[.K9]" office:value-type="float" office:value="171000" calcext:value-type="float">
            <text:p>171000</text:p>
          </table:table-cell>
          <table:table-cell/>
          <table:table-cell table:formula="of:=AVERAGE([.M9:.Q9])" office:value-type="float" office:value="170020" calcext:value-type="float">
            <text:p>170020</text:p>
          </table:table-cell>
          <table:table-cell table:formula="of:=COM.MICROSOFT.STDEV.S([.M9:.Q9])" office:value-type="float" office:value="1184.06080924925" calcext:value-type="float">
            <text:p>1184.06080924925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198000" calcext:value-type="float">
            <text:p>198000</text:p>
          </table:table-cell>
          <table:table-cell office:value-type="float" office:value="201000" calcext:value-type="float">
            <text:p>201000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202000" calcext:value-type="float">
            <text:p>2020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/>
          <table:table-cell table:formula="of:=[.B10]-[.G10]" office:value-type="float" office:value="189200" calcext:value-type="float">
            <text:p>189200</text:p>
          </table:table-cell>
          <table:table-cell table:formula="of:=[.C10]-[.H10]" office:value-type="float" office:value="192100" calcext:value-type="float">
            <text:p>192100</text:p>
          </table:table-cell>
          <table:table-cell table:formula="of:=[.D10]-[.I10]" office:value-type="float" office:value="191000" calcext:value-type="float">
            <text:p>191000</text:p>
          </table:table-cell>
          <table:table-cell table:formula="of:=[.E10]-[.J10]" office:value-type="float" office:value="191000" calcext:value-type="float">
            <text:p>191000</text:p>
          </table:table-cell>
          <table:table-cell table:formula="of:=[.F10]-[.K10]" office:value-type="float" office:value="192900" calcext:value-type="float">
            <text:p>192900</text:p>
          </table:table-cell>
          <table:table-cell/>
          <table:table-cell table:formula="of:=AVERAGE([.M10:.Q10])" office:value-type="float" office:value="191240" calcext:value-type="float">
            <text:p>191240</text:p>
          </table:table-cell>
          <table:table-cell table:formula="of:=COM.MICROSOFT.STDEV.S([.M10:.Q10])" office:value-type="float" office:value="1393.91534893623" calcext:value-type="float">
            <text:p>1393.915348936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1000" calcext:value-type="float">
            <text:p>221000</text:p>
          </table:table-cell>
          <table:table-cell office:value-type="float" office:value="226000" calcext:value-type="float">
            <text:p>226000</text:p>
          </table:table-cell>
          <table:table-cell office:value-type="float" office:value="224000" calcext:value-type="float">
            <text:p>224000</text:p>
          </table:table-cell>
          <table:table-cell office:value-type="float" office:value="226000" calcext:value-type="float">
            <text:p>226000</text:p>
          </table:table-cell>
          <table:table-cell office:value-type="float" office:value="228000" calcext:value-type="float">
            <text:p>2280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10300" calcext:value-type="float">
            <text:p>10300</text:p>
          </table:table-cell>
          <table:table-cell office:value-type="float" office:value="10400" calcext:value-type="float">
            <text:p>10400</text:p>
          </table:table-cell>
          <table:table-cell/>
          <table:table-cell table:formula="of:=[.B11]-[.G11]" office:value-type="float" office:value="211000" calcext:value-type="float">
            <text:p>211000</text:p>
          </table:table-cell>
          <table:table-cell table:formula="of:=[.C11]-[.H11]" office:value-type="float" office:value="215700" calcext:value-type="float">
            <text:p>215700</text:p>
          </table:table-cell>
          <table:table-cell table:formula="of:=[.D11]-[.I11]" office:value-type="float" office:value="213700" calcext:value-type="float">
            <text:p>213700</text:p>
          </table:table-cell>
          <table:table-cell table:formula="of:=[.E11]-[.J11]" office:value-type="float" office:value="215700" calcext:value-type="float">
            <text:p>215700</text:p>
          </table:table-cell>
          <table:table-cell table:formula="of:=[.F11]-[.K11]" office:value-type="float" office:value="217600" calcext:value-type="float">
            <text:p>217600</text:p>
          </table:table-cell>
          <table:table-cell/>
          <table:table-cell table:formula="of:=AVERAGE([.M11:.Q11])" office:value-type="float" office:value="214740" calcext:value-type="float">
            <text:p>214740</text:p>
          </table:table-cell>
          <table:table-cell table:formula="of:=COM.MICROSOFT.STDEV.S([.M11:.Q11])" office:value-type="float" office:value="2504.59577576902" calcext:value-type="float">
            <text:p>2504.59577576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7:08:44.0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3T17:06:25.761000000</meta:creation-date>
    <meta:generator>LibreOffice/7.3.1.3$Windows_X86_64 LibreOffice_project/a69ca51ded25f3eefd52d7bf9a5fad8c90b87951</meta:generator>
    <dc:date>2025-05-23T17:09:44.952000000</dc:date>
    <meta:editing-duration>PT1M1S</meta:editing-duration>
    <meta:editing-cycles>1</meta:editing-cycles>
    <meta:document-statistic meta:table-count="1" meta:cell-count="198" meta:object-count="0"/>
  </office:meta>
</office:document-meta>
</file>